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129" officeooo:paragraph-rsid="00084129"/>
    </style:style>
    <style:style style:name="P2" style:family="paragraph" style:parent-style-name="Standard">
      <style:paragraph-properties fo:break-before="page"/>
      <style:text-properties officeooo:rsid="00091873" officeooo:paragraph-rsid="00091873"/>
    </style:style>
    <style:style style:name="P3" style:family="paragraph" style:parent-style-name="Standard">
      <style:text-properties officeooo:rsid="00091873" officeooo:paragraph-rsid="00091873"/>
    </style:style>
    <style:style style:name="P4" style:family="paragraph" style:parent-style-name="Standard">
      <style:text-properties officeooo:rsid="000a7018" officeooo:paragraph-rsid="000a7018"/>
    </style:style>
    <style:style style:name="T1" style:family="text">
      <style:text-properties officeooo:rsid="0008ce45"/>
    </style:style>
    <style:style style:name="T2" style:family="text">
      <style:text-properties officeooo:rsid="000abf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stalaci<text:span text:style-name="T1">ó</text:span>n de Prestashop</text:p>
      <text:p text:style-name="P2">2</text:p>
      <text:p text:style-name="P3"/>
      <text:p text:style-name="P4">1º Dns</text:p>
      <text:p text:style-name="P4">2º Sftp <text:span text:style-name="T2">(crear direc)</text:span></text:p>
      <text:p text:style-name="P4">3º Serv we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1:37:13.502000000</meta:creation-date>
    <dc:date>2024-11-26T12:20:59.279000000</dc:date>
    <meta:editing-duration>PT43M43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" meta:word-count="13" meta:character-count="64" meta:non-whitespace-character-count="56"/>
  </office:meta>
</office:document-meta>
</file>